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normal" officeooo:rsid="00574f1d" officeooo:paragraph-rsid="00574f1d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paragraph-properties fo:margin-top="0.423cm" fo:margin-bottom="0.106cm" loext:contextual-spacing="false" fo:text-align="justify" style:justify-single-word="false"/>
      <style:text-properties style:font-name="Verdana" fo:font-size="12pt" fo:language="es" fo:country="AR" fo:font-style="normal" officeooo:rsid="005a38d9" officeooo:paragraph-rsid="005a38d9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paragraph-properties fo:margin-top="0.423cm" fo:margin-bottom="0.106cm" loext:contextual-spacing="false" fo:text-align="justify" style:justify-single-word="false"/>
      <style:text-properties style:font-name="Verdana" fo:font-size="12pt" fo:language="es" fo:country="AR" fo:font-style="normal" officeooo:rsid="005b9a42" officeooo:paragraph-rsid="005b9a42" style:font-size-asian="12pt" style:font-style-asian="normal" style:font-size-complex="12pt" style:font-style-complex="normal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officeooo:rsid="0043bab9" style:font-size-asian="12pt" style:font-size-complex="12pt"/>
    </style:style>
    <style:style style:name="T3" style:family="text">
      <style:text-properties style:font-name="Verdana" fo:font-size="12pt" officeooo:rsid="0056127f" style:font-size-asian="12pt" style:font-size-complex="12pt"/>
    </style:style>
    <style:style style:name="T4" style:family="text">
      <style:text-properties officeooo:rsid="005612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5764e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5764e5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764e5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officeooo:rsid="0058f199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 <text:span text:style-name="T4">7</text:span>: <text:span text:style-name="T4">Graph DB - Gremlin</text:span></text:p>
      <text:p text:style-name="P6"><text:span text:style-name="T1">En este TP vamos </text:span><text:span text:style-name="T2">trabajar </text:span><text:span text:style-name="T3">con Apache TinkerPop y el lenguaje Gremlin</text:span>.</text:p>
      <text:p text:style-name="P8">Descargue y ejecute Gremlin Console para empezar a trabajar.</text:p>
      <text:p text:style-name="P8">Crearemos un grafo que tiene los siguientes nodos: <text:span text:style-name="T5">Bares</text:span>, <text:span text:style-name="T5">Personas</text:span> y <text:span text:style-name="T5">Cervezas</text:span>. Y las relaciones: <text:span text:style-name="T5">Sirve</text:span>, <text:span text:style-name="T5">Le Gusta</text:span>, <text:span text:style-name="T5">Frecuenta</text:span>. De esta forma podremos construir grafos donde tendremos <text:span text:style-name="T7">Bares que sirven cervezas de <text:s/>marcas </text:span><text:span text:style-name="T8">específicas</text:span>, <text:span text:style-name="T7">personas que frecuentan bares</text:span> y <text:span text:style-name="T7">personas que tiene</text:span><text:span text:style-name="T8">n</text:span><text:span text:style-name="T7"> preferencias por cervezas de marcas específicas</text:span>.</text:p>
      <text:p text:style-name="P8">Construya una grafo que le permita <text:span text:style-name="T12">realizar las siguientes consultas (utilizando gremlin console</text:span><text:span text:style-name="T12">):</text:span></text:p>
      <text:list xml:id="list764325886" text:style-name="L1">
        <text:list-item>
          <text:p text:style-name="P9">Listar todas las personas.</text:p>
        </text:list-item>
        <text:list-item>
          <text:p text:style-name="P9">Todos los bares que sirven Quilmes.</text:p>
        </text:list-item>
        <text:list-item>
          <text:p text:style-name="P10">Las cervezas que le gustan a José.</text:p>
        </text:list-item>
        <text:list-item>
          <text:p text:style-name="P10">Los bares que sirven la cerveza que le gusta a Jorge.</text:p>
        </text:list-item>
        <text:list-item>
          <text:p text:style-name="P10">Las personas que frecuentan bares que sirven alguna cerveza que les gusta.</text:p>
        </text:list-item>
        <text:list-item>
          <text:p text:style-name="P10">Las personas que frecuentan los bares que sirven la cerveza que le gusta a J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T1" style:family="text">
      <style:text-properties officeooo:rsid="0056127f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0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<text:span text:style-name="MT1">7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10-22T19:35:03.755443864</dc:date>
    <meta:editing-cycles>485</meta:editing-cycles>
    <meta:editing-duration>P2DT3H58M17S</meta:editing-duration>
    <meta:generator>LibreOffice/6.0.6.2$Linux_X86_64 LibreOffice_project/00m0$Build-2</meta:generator>
    <meta:document-statistic meta:table-count="1" meta:image-count="1" meta:object-count="0" meta:page-count="1" meta:paragraph-count="14" meta:word-count="164" meta:character-count="1001" meta:non-whitespace-character-count="856"/>
  </office:meta>
</office:document-meta>
</file>